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85mm" svg:height="122.18mm" svg:x="21.75mm" svg:y="75.17mm">
            <loext:p draw:notify-on-update-of-ranges="Sheet1.F8:Sheet1.F10 Sheet1.G7:Sheet1.G7 Sheet1.G8:Sheet1.G10 Sheet1.H7:Sheet1.H7 Sheet1.H8:Sheet1.H10 Sheet1.I7:Sheet1.I7 Sheet1.I8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3.17mm" svg:height="114.28mm" svg:x="238.34mm" svg:y="75.12mm">
            <loext:p draw:notify-on-update-of-ranges="Sheet1.J8:Sheet1.J13 Sheet1.K7:Sheet1.K7 Sheet1.K8:Sheet1.K13 Sheet1.L7:Sheet1.L7 Sheet1.L8:Sheet1.L13 Sheet1.M7:Sheet1.M7 Sheet1.M8:Sheet1.M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  <table:table-cell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14699" calcext:value-type="float">
            <text:p>14699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office:value-type="float" office:value="1651" calcext:value-type="float">
            <text:p>165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4592" calcext:value-type="float">
            <text:p>14592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MC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.00.0000</text:date>, <text:time style:data-style-name="N2" text:time-value="15:18:40.480772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20:56.003596737</meta:creation-date>
    <dc:date>2018-08-14T15:21:15.884978635</dc:date>
    <meta:editing-duration>PT8M6S</meta:editing-duration>
    <meta:editing-cycles>2</meta:editing-cycles>
    <meta:generator>LibreOffice/5.2.7.2$Linux_X86_64 LibreOffice_project/2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86cm" svg:height="12.219cm" xlink:href=".." xlink:type="simple" chart:class="chart:bar" chart:style-name="ch1">
        <chart:title svg:x="8.07cm" svg:y="0.38cm" chart:style-name="ch2">
          <text:p>Ressourcen-Nutzung</text:p>
        </chart:title>
        <chart:subtitle svg:x="9.22cm" svg:y="1.403cm" chart:style-name="ch3">
          <text:p>Microblaze</text:p>
        </chart:subtitle>
        <chart:legend chart:legend-position="end" svg:x="18.117cm" svg:y="5.312cm" style:legend-expansion="high" chart:style-name="ch4"/>
        <chart:plot-area chart:style-name="ch5" table:cell-range-address="Sheet1.F8:Sheet1.I10 Sheet1.G7:Sheet1.I7" chart:data-source-has-labels="both" svg:x="0.409cm" svg:y="2.33cm" svg:width="17.299cm" svg:height="9.645cm">
          <chartooo:coordinate-region svg:x="1.771cm" svg:y="2.529cm" svg:width="15.937cm" svg:height="8.799cm"/>
          <chart:axis chart:dimension="x" chart:name="primary-x" chart:style-name="ch6" chartooo:axis-type="auto">
            <chartooo:date-scale/>
            <chart:categories table:cell-range-address="Sheet1.F8:Sheet1.F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8:Sheet1.G10" chart:label-cell-address="Sheet1.G7:Sheet1.G7" chart:class="chart:bar">
            <chart:data-point chart:repeated="3"/>
          </chart:series>
          <chart:series chart:style-name="ch10" chart:values-cell-range-address="Sheet1.H8:Sheet1.H10" chart:label-cell-address="Sheet1.H7:Sheet1.H7" chart:class="chart:bar">
            <chart:data-point chart:repeated="3"/>
          </chart:series>
          <chart:series chart:style-name="ch11" chart:values-cell-range-address="Sheet1.I8:Sheet1.I10" chart:label-cell-address="Sheet1.I7:Sheet1.I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G7:Sheet1.G7</svg:desc>
                </draw:g>
              </table:table-cell>
              <table:table-cell office:value-type="string">
                <text:p>Mit FPU</text:p>
                <draw:g>
                  <svg:desc>Sheet1.H7:Sheet1.H7</svg:desc>
                </draw:g>
              </table:table-cell>
              <table:table-cell office:value-type="string">
                <text:p>Ohne FPU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F8:Sheet1.F10</svg:desc>
                </draw:g>
              </table:table-cell>
              <table:table-cell office:value-type="float" office:value="63400">
                <text:p>63400</text:p>
                <draw:g>
                  <svg:desc>Sheet1.G8:Sheet1.G10</svg:desc>
                </draw:g>
              </table:table-cell>
              <table:table-cell office:value-type="float" office:value="14699">
                <text:p>14699</text:p>
                <draw:g>
                  <svg:desc>Sheet1.H8:Sheet1.H10</svg:desc>
                </draw:g>
              </table:table-cell>
              <table:table-cell office:value-type="float" office:value="14122">
                <text:p>14122</text:p>
                <draw:g>
                  <svg:desc>Sheet1.I8:Sheet1.I10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1651">
                <text:p>16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4592">
                <text:p>14592</text:p>
              </table:table-cell>
              <table:table-cell office:value-type="float" office:value="14161">
                <text:p>14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8cm" svg:height="11.429cm" xlink:href=".." xlink:type="simple" chart:class="chart:bar" chart:style-name="ch1">
        <chart:title svg:x="7.986cm" svg:y="0.364cm" chart:style-name="ch2">
          <text:p>Ressourcen-Nutzung</text:p>
        </chart:title>
        <chart:subtitle svg:x="9.136cm" svg:y="1.371cm" chart:style-name="ch3">
          <text:p>Microblaze</text:p>
        </chart:subtitle>
        <chart:legend chart:legend-position="end" svg:x="17.949cm" svg:y="4.917cm" style:legend-expansion="high" chart:style-name="ch4"/>
        <chart:plot-area chart:style-name="ch5" table:cell-range-address="Sheet1.J7:Sheet1.M13" chart:data-source-has-labels="both" svg:x="0.406cm" svg:y="2.282cm" svg:width="17.137cm" svg:height="8.919cm">
          <chartooo:coordinate-region svg:x="1.213cm" svg:y="2.482cm" svg:width="16.33cm" svg:height="8.072cm"/>
          <chart:axis chart:dimension="x" chart:name="primary-x" chart:style-name="ch6" chartooo:axis-type="auto">
            <chartooo:date-scale/>
            <chart:categories table:cell-range-address="Sheet1.J8:Sheet1.J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K8:Sheet1.K13" chart:label-cell-address="Sheet1.K7:Sheet1.K7" chart:class="chart:bar">
            <chart:data-point chart:repeated="6"/>
          </chart:series>
          <chart:series chart:style-name="ch10" chart:values-cell-range-address="Sheet1.L8:Sheet1.L13" chart:label-cell-address="Sheet1.L7:Sheet1.L7" chart:class="chart:bar">
            <chart:data-point chart:repeated="6"/>
          </chart:series>
          <chart:series chart:style-name="ch11" chart:values-cell-range-address="Sheet1.M8:Sheet1.M13" chart:label-cell-address="Sheet1.M7:Sheet1.M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K7:Sheet1.K7</svg:desc>
                </draw:g>
              </table:table-cell>
              <table:table-cell office:value-type="string">
                <text:p>Mit FPU</text:p>
                <draw:g>
                  <svg:desc>Sheet1.L7:Sheet1.L7</svg:desc>
                </draw:g>
              </table:table-cell>
              <table:table-cell office:value-type="string">
                <text:p>Ohne FPU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J8:Sheet1.J13</svg:desc>
                </draw:g>
              </table:table-cell>
              <table:table-cell office:value-type="float" office:value="135">
                <text:p>135</text:p>
                <draw:g>
                  <svg:desc>Sheet1.K8:Sheet1.K13</svg:desc>
                </draw:g>
              </table:table-cell>
              <table:table-cell office:value-type="float" office:value="13">
                <text:p>13</text:p>
                <draw:g>
                  <svg:desc>Sheet1.L8:Sheet1.L13</svg:desc>
                </draw:g>
              </table:table-cell>
              <table:table-cell office:value-type="float" office:value="13">
                <text:p>13</text:p>
                <draw:g>
                  <svg:desc>Sheet1.M8:Sheet1.M13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